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bcff" officeooo:paragraph-rsid="001abcff"/>
    </style:style>
    <style:style style:name="P2" style:family="paragraph" style:parent-style-name="Standard">
      <style:text-properties officeooo:paragraph-rsid="001abcff"/>
    </style:style>
    <style:style style:name="P3" style:family="paragraph" style:parent-style-name="Standard">
      <style:text-properties officeooo:rsid="001ae90b" officeooo:paragraph-rsid="001ae90b"/>
    </style:style>
    <style:style style:name="P4" style:family="paragraph" style:parent-style-name="Standard">
      <style:text-properties officeooo:paragraph-rsid="001ae90b"/>
    </style:style>
    <style:style style:name="P5" style:family="paragraph" style:parent-style-name="Standard">
      <style:text-properties officeooo:rsid="001ae90b" officeooo:paragraph-rsid="001ae90b"/>
    </style:style>
    <style:style style:name="P6" style:family="paragraph" style:parent-style-name="Standard">
      <style:text-properties fo:font-weight="bold" officeooo:rsid="001abcff" officeooo:paragraph-rsid="001abcff" style:font-weight-asian="bold" style:font-weight-complex="bol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officeooo:rsid="001ae90b"/>
    </style:style>
    <style:style style:name="T2" style:family="text">
      <style:text-properties officeooo:rsid="001abcff"/>
    </style:style>
    <style:style style:name="T3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Installing and Running Blast on Terminal </text:p>
      <text:p text:style-name="P1"/>
      <text:p text:style-name="P1"/>
      <text:p text:style-name="P1">1. Go to Blast Page</text:p>
      <text:p text:style-name="P1"/>
      <text:p text:style-name="P1">2. Ftp server for the Blast download</text:p>
      <text:p text:style-name="P1"/>
      <text:p text:style-name="P1">3. Download the blast 2.9</text:p>
      <text:p text:style-name="P1"/>
      <text:p text:style-name="P1">4. download the linux version 233MB</text:p>
      <text:p text:style-name="P1"/>
      <text:p text:style-name="P1">5. Move to downloads</text:p>
      <text:p text:style-name="P1"/>
      <text:p text:style-name="P1">6. unload the files install using tar</text:p>
      <text:p text:style-name="P1"/>
      <text:p text:style-name="P3"><text:tab/><text:tab/>OR</text:p>
      <text:p text:style-name="P1"/>
      <text:p text:style-name="P1">7. install using sudo apt install blast+</text:p>
      <text:p text:style-name="P1"/>
      <text:p text:style-name="P2"><text:span text:style-name="T2">8. Download the database </text:span><text:span text:style-name="T1">(</text:span><text:a xlink:type="simple" xlink:href="https://ftp.ncbi.nlm.nih.gov/blast/db/refseq_rna.00.tar.gz" text:style-name="Internet_20_link" text:visited-style-name="Visited_20_Internet_20_Link">refseq_rna.00.tar.gz</text:a><text:span text:style-name="T1">)</text:span></text:p>
      <text:p text:style-name="P1"/>
      <text:p text:style-name="P1">9. <text:s/><text:span text:style-name="T1">Extract the database</text:span></text:p>
      <text:p text:style-name="P1"/>
      <text:p text:style-name="P3">10. sequence is required (I.e)</text:p>
      <text:p text:style-name="P4"/>
      <text:p text:style-name="P4"><text:span text:style-name="Source_20_Text"><text:span text:style-name="T3">&gt;gi|4557562|ref|NM_000122.1| Homo sapiens ERCC excision repair 3, TFIIH core complex helicase subunit (ERCC3), transcript variant 1, mRNA GGGAGCTTCCGGATTGAGCCGGAAGTCCCCCCAGAGCGGATGCCGCGGCGGGCCTGTGGGAGCGGGGTCATCTTCTCTCTGCTGCTGTAGCTGCCATGGGCAAAAGAGACCGAGCGGACCGCGACAAGAAGAAATCCAGGAAGCGGCACTATGAGGATGAAGAGGATGATGAAGAGGACGCCCCGGGGAACGACCCTCAGGAAGCGGTTCCCTCGGCGGCGGGGAAGCAGGTGGATGAGTCAGGCACCAAAGTGGATGAATATGGAGCCAAGGACTACAGGCTGCAAATGCCGCTGAAGGACGACCACACCTCCAGGCCC</text:span></text:span></text:p>
      <text:p text:style-name="P3"/>
      <text:p text:style-name="P4"><text:span text:style-name="T1">11. </text:span>We will execute <text:span text:style-name="Source_20_Text"><text:span text:style-name="T3">blastn </text:span></text:span>with the following parameters:</text:p>
      <text:list text:style-name="L1">
        <text:list-item>
          <text:p text:style-name="P7"><text:span text:style-name="Strong_20_Emphasis"><text:span text:style-name="T3">-query : </text:span></text:span>The name of the file to be used as input.</text:p>
        </text:list-item>
        <text:list-item>
          <text:p text:style-name="P7"><text:span text:style-name="Strong_20_Emphasis"><text:span text:style-name="T3">-db : </text:span></text:span>The name of the database we want to query against to.</text:p>
        </text:list-item>
        <text:list-item>
          <text:p text:style-name="P8"><text:span text:style-name="Strong_20_Emphasis"><text:span text:style-name="T3">-out : </text:span></text:span>The name of the file where BLAST will write out the results. If we do not specify this, it will print out the results to standard output.</text:p>
          <text:p text:style-name="P8">blastn -query example.fa -db refseq_rna.00 -out results.txt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03:52:30.799815426</meta:creation-date>
    <dc:date>2024-01-25T22:34:09.175197085</dc:date>
    <meta:editing-duration>PT2H55M23S</meta:editing-duration>
    <meta:editing-cycles>4</meta:editing-cycles>
    <meta:generator>LibreOffice/7.6.3.2$Linux_X86_64 LibreOffice_project/4fe86607b5ac922e55f140471fda9b60bdaa980d</meta:generator>
    <meta:document-statistic meta:table-count="0" meta:image-count="0" meta:object-count="0" meta:page-count="1" meta:paragraph-count="18" meta:word-count="154" meta:character-count="1189" meta:non-whitespace-character-count="1053"/>
  </office:meta>
</office:document-meta>
</file>